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cccccc" fo:padding="0.097cm" fo:border="0.05pt solid #000000">
        <style:background-image/>
      </style:table-cell-properties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3.043cm"/>
    </style:style>
    <style:style style:name="Tableau3.B" style:family="table-column">
      <style:table-column-properties style:column-width="1.207cm"/>
    </style:style>
    <style:style style:name="Tableau3.C" style:family="table-column">
      <style:table-column-properties style:column-width="2.683cm"/>
    </style:style>
    <style:style style:name="Tableau3.D" style:family="table-column">
      <style:table-column-properties style:column-width="1.429cm"/>
    </style:style>
    <style:style style:name="Tableau3.E" style:family="table-column">
      <style:table-column-properties style:column-width="3.36cm"/>
    </style:style>
    <style:style style:name="Tableau3.F" style:family="table-column">
      <style:table-column-properties style:column-width="1.296cm"/>
    </style:style>
    <style:style style:name="Tableau3.G" style:family="table-column">
      <style:table-column-properties style:column-width="3.122cm"/>
    </style:style>
    <style:style style:name="Tableau3.H" style:family="table-column">
      <style:table-column-properties style:column-width="0.873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H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fo:padding="0cm" fo:border="none" style:shadow="none" style:join-border="false"/>
      <style:text-properties fo:font-weight="normal" style:font-weight-asian="normal" style:font-weight-complex="normal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 style:master-page-name="First_20_Page">
      <style:paragraph-properties style:page-number="auto"/>
    </style:style>
    <style:style style:name="P4" style:family="paragraph" style:parent-style-name="Heading_20_1">
      <style:paragraph-properties fo:margin-top="0.3cm" fo:margin-bottom="0.101cm" loext:contextual-spacing="false" style:writing-mode="page"/>
    </style:style>
    <style:style style:name="P5" style:family="paragraph" style:parent-style-name="Text">
      <style:text-properties officeooo:paragraph-rsid="000b62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ext-input text:description="&lt;setLang(user.lang or 'fr_FR')&gt;">&lt;setLang(user.lang or 'fr_FR')&gt;</text:text-input></text:p>
      <text:h text:style-name="P4" text:outline-level="1">Compte Rendu Opératoire</text:h>
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text-input text:description="&lt;formatLang(o.partner_id.dob,date=True)&gt;">dob</text:text-input></text:h>
      <text:p text:style-name="P1">Le :<text:text-input text:description="&lt;formatLang(o.meeting_id.date, date=True)&gt;">date</text:text-input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text:text-input text:description="&lt;o.header_id.name&gt;">&lt;o.header&gt;</text:text-input></text:p>
            <text:p text:style-name="P2"><text:text-input text:description="&lt;get_selection_item(o,&quot;ods&quot;)&gt;">&lt;get_selection_item(o,"ods")&gt;</text:text-input></text:p>
          </table:table-cell>
        </table:table-row>
      </table:table>
      <text:p text:style-name="Contents_20_1">Indication : <text:text-input text:description="&lt;o.indication_id.name&gt;">&lt;o.indication_id.name&gt;</text:text-input></text:p>
      <text:p text:style-name="Contents_20_2"><text:text-input text:description="&lt;o.vitreotome_machine&gt;">&lt;o.vitreotome_machine&gt;</text:text-input></text:p>
      <text:p text:style-name="Text">Anesthésie topique par Tétracaine.</text:p>
      <text:p text:style-name="Text">Désinfection cutanée et des culs de sac à la Bétadine 5%.</text:p>
      <text:p text:style-name="Text">Temps de contact 2 minutes.</text:p>
      <text:p text:style-name="Text">Pose du champ opératoire troué.</text:p>
      <text:p text:style-name="Text">Isolement des cils par stéristrip.</text:p>
      <text:p text:style-name="Text">Pose d'un blépharostat de Kratz.</text:p>
      <text:p text:style-name="Text"><text:text-input text:description="&lt;test=&quot;o.subtenon == True&quot;&gt;">&lt;test="o.subtenon == True"&gt;</text:text-input></text:p>
      <text:p text:style-name="Text">Incision conjonctivale inférieure aux ciseaux droits.</text:p>
      <text:p text:style-name="Text">Injection de 2.5ml de Carbocaïne 2% à la canule à sous ténonienne</text:p>
      <text:p text:style-name="P5"><text:text-input text:description="&lt;/if&gt;">endif</text:text-input></text:p>
      <text:p text:style-name="Text">Réalisation d'une paracenthese au couteau 2.75 sur 2h.</text:p>
      <text:p text:style-name="Text"><text:text-input text:description="&lt;if test=&quot;o.bv == True&quot;&gt;">&lt;if test="o.bv == True"&gt;</text:text-input></text:p>
      <text:p text:style-name="Text">Injection de Blue Color Caps (CROMA), en chambre antérieure.</text:p>
      <text:p text:style-name="Text"><text:text-input text:description="&lt;/if&gt;">endif</text:text-input></text:p>
      <text:p text:style-name="Text">Injection de visqueux en chambre antérieure.</text:p>
      <text:p text:style-name="Text">Incision cornéenne limbique tunnelisée au couteau calibré 2.2 mm sur 11h.</text:p>
      <text:p text:style-name="Text">Réalisation d'un capsulorhexis rond centré démarré et poursuivi à la pince à capsulorhexis.</text:p>
      <text:p text:style-name="Text">Hydrodissection et mobilisation du cristallin.</text:p>
      <text:p text:style-name="Text">Phakoémulsification du cristallin par la technique de la croix.</text:p>
      <text:p text:style-name="Text">Réalisation des quartiers.</text:p>
      <text:p text:style-name="Text">Phakoemulsification des quartiers.</text:p>
      <text:p text:style-name="Text">Aspiration des masses à la canule d'I/A.</text:p>
      <text:p text:style-name="Text">Injection de visqueux en chambre antérieure.</text:p>
      <text:p text:style-name="Text">Mise en place à l'injecteur Monarch II d'un implant <text:text-input text:description="&lt;o.iol_type&gt;">iol_type</text:text-input> <text:text-input text:description="&lt;o.iol_power&gt;">iol_power</text:text-input> D dans le sac capsulaire.</text:p>
      <text:p text:style-name="Text">Lavage du visqueux en chambre antérieure à la canule d'I/A.</text:p>
      <text:p text:style-name="Text"><text:text-input text:description="&lt;if test=&quot;o.sutureless == True&quot;&gt;">&lt;if test="o.sutureless == True"&gt;</text:text-input></text:p>
      <text:p text:style-name="Text">Hydrosuture des incisions de cornée.</text:p>
      <text:p text:style-name="Text"><text:text-input text:description="&lt;/if&gt;">endif</text:text-input></text:p>
      <text:p text:style-name="Text"><text:text-input text:description="&lt;if test=&quot;o.air_bubble == True&quot;&gt;">&lt;if test="o.air_bubble == True"&gt;</text:text-input></text:p>
      <text:p text:style-name="Text">Injection d'une bulle d'air en chambre antérieure.</text:p>
      <text:p text:style-name="Text"><text:text-input text:description="&lt;/if&gt;">endif</text:text-input></text:p>
      <text:p text:style-name="Text"><text:text-input text:description="&lt;if test=&quot;o.sutureless == False&quot;&gt;">&lt;if test="o.sutureless == False"&gt;</text:text-input></text:p>
      <text:p text:style-name="Text">Mise en place d'un point de Nylon 10-0 noeud enfoui, sur l'incision principale.</text:p>
      <text:p text:style-name="Text"><text:text-input text:description="&lt;/if&gt;">endif</text:text-input></text:p>
      <text:p text:style-name="Text">Injection de Cefuroxime 0,1ml en chambre antérieure.</text:p>
      <text:p text:style-name="Text">Ablation du blepharostat. Ablation du champ opératoire.</text:p>
      <text:p text:style-name="Text">Sterdex. Coque</text:p>
      <text:p text:style-name="P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row>
          <table:table-cell table:style-name="Tableau3.A1" office:value-type="string">
            <text:p text:style-name="Table_20_Contents_20_1">Temp total US :</text:p>
          </table:table-cell>
          <table:table-cell table:style-name="Tableau3.A1" office:value-type="string">
            <text:p text:style-name="Table_20_Contents_20_1"><text:text-input text:description="&lt;o.var1&gt;">var1</text:text-input></text:p>
          </table:table-cell>
          <table:table-cell table:style-name="Tableau3.A1" office:value-type="string">
            <text:p text:style-name="Table_20_Contents_20_1">Puissance équivalente en position 3 :</text:p>
          </table:table-cell>
          <table:table-cell table:style-name="Tableau3.A1" office:value-type="string">
            <text:p text:style-name="Table_20_Contents_20_1"><text:text-input text:description="&lt;o.var2&gt;">var2</text:text-input></text:p>
          </table:table-cell>
          <table:table-cell table:style-name="Tableau3.A1" office:value-type="string">
            <text:p text:style-name="Table_20_Contents_20_1">Énergie dissipée cumulée :</text:p>
          </table:table-cell>
          <table:table-cell table:style-name="Tableau3.A1" office:value-type="string">
            <text:p text:style-name="Table_20_Contents_20_1"><text:text-input text:description="&lt;o.var3&gt;">var3</text:text-input></text:p>
          </table:table-cell>
          <table:table-cell table:style-name="Tableau3.A1" office:value-type="string">
            <text:p text:style-name="Table_20_Contents_20_1"/>
          </table:table-cell>
          <table:table-cell table:style-name="Tableau3.H1" office:value-type="string">
            <text:p text:style-name="Table_20_Contents_20_1"/>
          </table:table-cell>
        </table:table-row>
        <table:table-row>
          <table:table-cell table:style-name="Tableau3.A2" office:value-type="string">
            <text:p text:style-name="Table_20_Contents_20_1">Temps de torsion :</text:p>
          </table:table-cell>
          <table:table-cell table:style-name="Tableau3.A2" office:value-type="string">
            <text:p text:style-name="Table_20_Contents_20_1"><text:text-input text:description="&lt;o.var4&gt;">var4</text:text-input></text:p>
          </table:table-cell>
          <table:table-cell table:style-name="Tableau3.A2" office:value-type="string">
            <text:p text:style-name="Table_20_Contents_20_1">Amplitude de torsion moyenne </text:p>
          </table:table-cell>
          <table:table-cell table:style-name="Tableau3.A2" office:value-type="string">
            <text:p text:style-name="Table_20_Contents_20_1"><text:text-input text:description="&lt;o.var5&gt;">var5</text:text-input></text:p>
          </table:table-cell>
          <table:table-cell table:style-name="Tableau3.A2" office:value-type="string">
            <text:p text:style-name="Table_20_Contents_20_1">Amplitude de torsion moyenne en position 3 :</text:p>
          </table:table-cell>
          <table:table-cell table:style-name="Tableau3.A2" office:value-type="string">
            <text:p text:style-name="Table_20_Contents_20_1"><text:text-input text:description="&lt;o.var6&gt;">var6</text:text-input></text:p>
          </table:table-cell>
          <table:table-cell table:style-name="Tableau3.A2" office:value-type="string">
            <text:p text:style-name="Table_20_Contents_20_1">Amplitude de torsion moyenne en position équivalente en position 3 :</text:p>
          </table:table-cell>
          <table:table-cell table:style-name="Tableau3.H2" office:value-type="string">
            <text:p text:style-name="Table_20_Contents_20_1"><text:text-input text:description="&lt;o.var7&gt;">var7</text:text-input></text:p>
          </table:table-cell>
        </table:table-row>
      </table:table>
      <text:p text:style-name="P1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DejaVu Sans" fo:font-family="'DejaVu Sans'" style:font-style-name="Bold" style:font-family-generic="swiss" style:font-pitch="variable" fo:font-size="10pt" fo:font-weight="bold"/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7pt"/>
    </style:style>
    <style:style style:name="Table_20_Contents_20_1" style:display-name="Table Contents 1" style:family="paragraph" style:parent-style-name="Table_20_Contents" style:next-style-name="Table_20_Contents" style:master-page-name="">
      <style:paragraph-properties style:page-number="auto"/>
      <style:text-properties style:font-name="Liberation Sans1" fo:font-family="'Liberation Sans'" style:font-style-name="Regular" style:font-family-generic="swiss" style:font-pitch="variable" fo:font-size="7pt" style:font-size-asian="10.5pt"/>
    </style:style>
    <style:style style:name="Text" style:family="paragraph" style:parent-style-name="Caption" style:class="extra" style:master-page-name="">
      <loext:graphic-properties draw:fill="none" draw:fill-color="#cfe7f5"/>
      <style:paragraph-properties fo:margin-top="0cm" fo:margin-bottom="0cm" loext:contextual-spacing="false" style:page-number="auto" fo:background-color="transparent"/>
      <style:text-properties style:font-name="FreeSans" fo:font-family="FreeSans" style:font-style-name="Italique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5.2.7.2$Linux_X86_64 LibreOffice_project/20m0$Build-2</meta:generator>
    <dc:date>2018-03-01T03:25:55.570385444</dc:date>
    <meta:editing-duration>PT11H2M58S</meta:editing-duration>
    <meta:editing-cycles>165</meta:editing-cycles>
    <dc:creator>Laurent FRANCOIS</dc:creator>
    <meta:document-statistic meta:table-count="2" meta:image-count="0" meta:object-count="0" meta:page-count="1" meta:paragraph-count="60" meta:word-count="363" meta:character-count="2077" meta:non-whitespace-character-count="1844"/>
  </office:meta>
</office:document-meta>
</file>